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scadia Code PL" svg:font-family="'Cascadia Code PL', Consolas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dddddd" loext:opacity="100%" style:font-name="Cascadia Code PL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75715e" loext:opacity="100%" style:font-name="Cascadia Code PL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a6e22e" loext:opacity="100%" style:font-name="Cascadia Code PL" fo:font-size="10.5pt" fo:font-weight="normal" fo:background-color="#1f1f1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Cascadia Code PL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dddddd" loext:opacity="100%" style:font-name="Cascadia Code PL" fo:font-size="10.5pt" fo:font-weight="normal" fo:background-color="#1f1f1f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T1" style:family="text">
      <style:text-properties fo:color="#f92672" loext:opacity="100%"/>
    </style:style>
    <style:style style:name="T2" style:family="text">
      <style:text-properties fo:color="#f8f8f2" loext:opacity="100%"/>
    </style:style>
    <style:style style:name="T3" style:family="text">
      <style:text-properties fo:color="#e6db74" loext:opacity="100%"/>
    </style:style>
    <style:style style:name="T4" style:family="text">
      <style:text-properties fo:color="#66d9ef" loext:opacity="100%" fo:font-style="italic"/>
    </style:style>
    <style:style style:name="T5" style:family="text">
      <style:text-properties fo:color="#a6e22e" loext:opacity="100%"/>
    </style:style>
    <style:style style:name="T6" style:family="text">
      <style:text-properties fo:color="#fd971f" loext:opacity="100%" fo:font-style="italic"/>
    </style:style>
    <style:style style:name="T7" style:family="text">
      <style:text-properties fo:color="#ae81ff" loext:opacity="100%"/>
    </style:style>
    <style:style style:name="T8" style:family="text">
      <style:text-properties fo:color="#75715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{ <text:span text:style-name="T2">Box</text:span>, <text:span text:style-name="T2">Typography</text:span>, <text:span text:style-name="T2">Snackbar</text:span>, <text:span text:style-name="T2">useMediaQuery</text:span>, <text:span text:style-name="T2">useTheme</text:span> } <text:span text:style-name="T1">from</text:span> <text:span text:style-name="T3">'@mui/material'</text:span>;</text:p>
      <text:p text:style-name="P1"><text:span text:style-name="T1">import</text:span> { <text:span text:style-name="T2">LazyLoadImage</text:span> } <text:span text:style-name="T1">from</text:span> <text:span text:style-name="T3">'react-lazy-load-image-component'</text:span>;</text:p>
      <text:p text:style-name="P1"><text:span text:style-name="T1">import</text:span> { <text:span text:style-name="T2">motion</text:span> } <text:span text:style-name="T1">from</text:span> <text:span text:style-name="T3">'framer-motion'</text:span>;</text:p>
      <text:p text:style-name="P1"><text:span text:style-name="T1">import</text:span> { <text:span text:style-name="T2">useNavigate</text:span> } <text:span text:style-name="T1">from</text:span> <text:span text:style-name="T3">'react-router-dom'</text:span>;</text:p>
      <text:p text:style-name="P1"><text:span text:style-name="T1">import</text:span> { <text:span text:style-name="T2">AuthContext</text:span> } <text:span text:style-name="T1">from</text:span> <text:span text:style-name="T3">'../context/AuthContext'</text:span>;</text:p>
      <text:p text:style-name="P1"><text:span text:style-name="T1">import</text:span> { <text:span text:style-name="T2">usePermissions</text:span> } <text:span text:style-name="T1">from</text:span> <text:span text:style-name="T3">'../hooks/usePermissions'</text:span>;</text:p>
      <text:p text:style-name="P1"><text:span text:style-name="T1">import</text:span> { <text:span text:style-name="T2">UseQuery</text:span> } <text:span text:style-name="T1">from</text:span> <text:span text:style-name="T3">'../hooks/useQuery'</text:span>;</text:p>
      <text:p text:style-name="P1"><text:span text:style-name="T1">import</text:span> { <text:span text:style-name="T2">useState</text:span>, <text:span text:style-name="T2">useEffect</text:span>, <text:span text:style-name="T2">useContext</text:span> } <text:span text:style-name="T1">from</text:span> <text:span text:style-name="T3">'react'</text:span>;</text:p>
      <text:p text:style-name="P2"/>
      <text:p text:style-name="P1"><text:span text:style-name="T4">const</text:span> <text:span text:style-name="T5">Card</text:span> <text:span text:style-name="T1">=</text:span> ({ <text:span text:style-name="T6">el</text:span>, <text:span text:style-name="T6">usuario</text:span>, <text:span text:style-name="T6">screenSize</text:span> }) <text:span text:style-name="T4">=&gt;</text:span> {</text:p>
      <text:p text:style-name="P1"><text:span text:style-name="T4">const</text:span> <text:span text:style-name="T2">navigate</text:span> <text:span text:style-name="T1">=</text:span> <text:span text:style-name="T5">useNavigate</text:span>();</text:p>
      <text:p text:style-name="P2"/>
      <text:p text:style-name="P3">// Configuración responsiva para cada tamaño de pantalla</text:p>
      <text:p text:style-name="P1"><text:span text:style-name="T4">const</text:span> <text:span text:style-name="T5">getResponsiveConfig</text:span> <text:span text:style-name="T1">=</text:span> () <text:span text:style-name="T4">=&gt;</text:span> {</text:p>
      <text:p text:style-name="P1"><text:span text:style-name="T1">switch</text:span> (<text:span text:style-name="T2">screenSize</text:span>) {</text:p>
      <text:p text:style-name="P1"><text:span text:style-name="T1">case</text:span> <text:span text:style-name="T3">'xs'</text:span>:</text:p>
      <text:p text:style-name="P1"><text:span text:style-name="T1">return</text:span> {</text:p>
      <text:p text:style-name="P1">imageSize: <text:span text:style-name="T7">60</text:span>,</text:p>
      <text:p text:style-name="P1">imageHeight: <text:span text:style-name="T7">60</text:span>,</text:p>
      <text:p text:style-name="P1">padding: <text:span text:style-name="T7">1.5</text:span>,</text:p>
      <text:p text:style-name="P1">gap: <text:span text:style-name="T7">1.5</text:span>,</text:p>
      <text:p text:style-name="P1">titleVariant: <text:span text:style-name="T3">'subtitle1'</text:span>,</text:p>
      <text:p text:style-name="P1">descriptionVariant: <text:span text:style-name="T3">'body2'</text:span></text:p>
      <text:p text:style-name="P1">};</text:p>
      <text:p text:style-name="P1"><text:span text:style-name="T1">case</text:span> <text:span text:style-name="T3">'sm'</text:span>:</text:p>
      <text:p text:style-name="P1"><text:span text:style-name="T1">return</text:span> {</text:p>
      <text:p text:style-name="P1">imageSize: <text:span text:style-name="T7">70</text:span>,</text:p>
      <text:p text:style-name="P1">imageHeight: <text:span text:style-name="T7">70</text:span>,</text:p>
      <text:p text:style-name="P1">padding: <text:span text:style-name="T7">2</text:span>,</text:p>
      <text:p text:style-name="P1">gap: <text:span text:style-name="T7">2</text:span>,</text:p>
      <text:p text:style-name="P1">titleVariant: <text:span text:style-name="T3">'h6'</text:span>,</text:p>
      <text:p text:style-name="P1">descriptionVariant: <text:span text:style-name="T3">'body2'</text:span></text:p>
      <text:p text:style-name="P1">};</text:p>
      <text:p text:style-name="P1"><text:span text:style-name="T1">default</text:span>: <text:span text:style-name="T8">// md, lg, xl</text:span></text:p>
      <text:p text:style-name="P1"><text:span text:style-name="T1">return</text:span> {</text:p>
      <text:p text:style-name="P1">imageSize: <text:span text:style-name="T7">80</text:span>,</text:p>
      <text:p text:style-name="P1">imageHeight: <text:span text:style-name="T7">80</text:span>,</text:p>
      <text:p text:style-name="P1">padding: <text:span text:style-name="T7">2</text:span>,</text:p>
      <text:p text:style-name="P1">gap: <text:span text:style-name="T7">2</text:span>,</text:p>
      <text:p text:style-name="P1">titleVariant: <text:span text:style-name="T3">'h6'</text:span>,</text:p>
      <text:p text:style-name="P1">descriptionVariant: <text:span text:style-name="T3">'body2'</text:span></text:p>
      <text:p text:style-name="P1">};</text:p>
      <text:p text:style-name="P1">}</text:p>
      <text:p text:style-name="P1">};</text:p>
      <text:p text:style-name="P2"/>
      <text:p text:style-name="P1"><text:span text:style-name="T4">const</text:span> <text:span text:style-name="T2">config</text:span> <text:span text:style-name="T1">=</text:span> <text:span text:style-name="T5">getResponsiveConfig</text:span>();</text:p>
      <text:p text:style-name="P2"/>
      <text:p text:style-name="P1"><text:span text:style-name="T4">const</text:span> <text:span text:style-name="T5">handlePointerUp</text:span> <text:span text:style-name="T1">=</text:span> () <text:span text:style-name="T4">=&gt;</text:span> {</text:p>
      <text:p text:style-name="P1"><text:span text:style-name="T1">if</text:span> (<text:span text:style-name="T2">el</text:span>.<text:span text:style-name="T2">nombre</text:span> <text:span text:style-name="T1">===</text:span> <text:span text:style-name="T3">'Caja'</text:span>) {</text:p>
      <text:p text:style-name="P1"><text:span text:style-name="T1">if</text:span> (<text:span text:style-name="T2">usuario</text:span>?.<text:span text:style-name="T2">rol_nombre</text:span> <text:span text:style-name="T1">===</text:span> <text:span text:style-name="T3">'Administrador'</text:span> <text:span text:style-name="T1">||</text:span> <text:span text:style-name="T2">usuario</text:span>?.<text:span text:style-name="T2">rol_nombre</text:span> <text:span text:style-name="T1">===</text:span> <text:span text:style-name="T3">'Gerente'</text:span>) {</text:p>
      <text:p text:style-name="P1"><text:span text:style-name="T5">navigate</text:span>(<text:span text:style-name="T3">'/admin-cajas'</text:span>);</text:p>
      <text:p text:style-name="P1"><text:soft-page-break/>} <text:span text:style-name="T1">else</text:span> <text:span text:style-name="T1">if</text:span> (<text:span text:style-name="T2">usuario</text:span>?.<text:span text:style-name="T2">rol_nombre</text:span> <text:span text:style-name="T1">===</text:span> <text:span text:style-name="T3">'Cajero'</text:span>) {</text:p>
      <text:p text:style-name="P1"><text:span text:style-name="T5">navigate</text:span>(<text:span text:style-name="T3">'/mi-caja'</text:span>);</text:p>
      <text:p text:style-name="P1">} <text:span text:style-name="T1">else</text:span> {</text:p>
      <text:p text:style-name="P1"><text:span text:style-name="T5">navigate</text:span>(<text:span text:style-name="T2">el</text:span>.<text:span text:style-name="T2">navegar</text:span>);</text:p>
      <text:p text:style-name="P1">}</text:p>
      <text:p text:style-name="P1">} <text:span text:style-name="T1">else</text:span> {</text:p>
      <text:p text:style-name="P1"><text:span text:style-name="T5">navigate</text:span>(<text:span text:style-name="T2">el</text:span>.<text:span text:style-name="T2">navegar</text:span>);</text:p>
      <text:p text:style-name="P1">}</text:p>
      <text:p text:style-name="P1">};</text:p>
      <text:p text:style-name="P2"/>
      <text:p text:style-name="P1"><text:span text:style-name="T1">return</text:span> (</text:p>
      <text:p text:style-name="P1">&lt;<text:span text:style-name="T4">motion.div</text:span></text:p>
      <text:p text:style-name="P4">layout</text:p>
      <text:p text:style-name="P1"><text:span text:style-name="T5">initial</text:span><text:span text:style-name="T1">={</text:span><text:span text:style-name="T2">{ opacity: </text:span><text:span text:style-name="T7">0</text:span><text:span text:style-name="T2">, y: </text:span><text:span text:style-name="T7">30</text:span><text:span text:style-name="T2"> }</text:span><text:span text:style-name="T1">}</text:span></text:p>
      <text:p text:style-name="P1"><text:span text:style-name="T5">animate</text:span><text:span text:style-name="T1">={</text:span><text:span text:style-name="T2">{ opacity: </text:span><text:span text:style-name="T7">1</text:span><text:span text:style-name="T2">, y: </text:span><text:span text:style-name="T7">0</text:span><text:span text:style-name="T2"> }</text:span><text:span text:style-name="T1">}</text:span></text:p>
      <text:p text:style-name="P1"><text:span text:style-name="T5">whileHover</text:span><text:span text:style-name="T1">={</text:span><text:span text:style-name="T2">{ scale: screenSize </text:span><text:span text:style-name="T1">===</text:span><text:span text:style-name="T2"> </text:span><text:span text:style-name="T3">'xs'</text:span><text:span text:style-name="T2"> </text:span><text:span text:style-name="T1">?</text:span><text:span text:style-name="T2"> </text:span><text:span text:style-name="T7">1.02</text:span><text:span text:style-name="T2"> </text:span><text:span text:style-name="T1">:</text:span><text:span text:style-name="T2"> </text:span><text:span text:style-name="T7">1.05</text:span><text:span text:style-name="T2"> }</text:span><text:span text:style-name="T1">}</text:span></text:p>
      <text:p text:style-name="P1"><text:span text:style-name="T5">transition</text:span><text:span text:style-name="T1">={</text:span><text:span text:style-name="T2">{ type: </text:span><text:span text:style-name="T3">'spring'</text:span><text:span text:style-name="T2">, stiffness: </text:span><text:span text:style-name="T7">260</text:span><text:span text:style-name="T2">, damping: </text:span><text:span text:style-name="T7">20</text:span><text:span text:style-name="T2"> }</text:span><text:span text:style-name="T1">}</text:span></text:p>
      <text:p text:style-name="P1">&gt;</text:p>
      <text:p text:style-name="P1">&lt;<text:span text:style-name="T4">Box</text:span></text:p>
      <text:p text:style-name="P1"><text:span text:style-name="T5">onPointerUp</text:span><text:span text:style-name="T1">={</text:span><text:span text:style-name="T2">handlePointerUp</text:span><text:span text:style-name="T1">}</text:span></text:p>
      <text:p text:style-name="P1"><text:span text:style-name="T5">sx</text:span><text:span text:style-name="T1">={</text:span><text:span text:style-name="T2">{</text:span></text:p>
      <text:p text:style-name="P1"><text:span text:style-name="T2">borderRadius: </text:span><text:span text:style-name="T7">3</text:span><text:span text:style-name="T2">,</text:span></text:p>
      <text:p text:style-name="P1"><text:span text:style-name="T2">background: </text:span><text:span text:style-name="T3">'radial-gradient(circle at top left,#161b22 0%,#0d1117 100%)'</text:span><text:span text:style-name="T2">,</text:span></text:p>
      <text:p text:style-name="P1"><text:span text:style-name="T2">border: </text:span><text:span text:style-name="T3">'1px solid #30363d'</text:span><text:span text:style-name="T2">,</text:span></text:p>
      <text:p text:style-name="P1"><text:span text:style-name="T2">display: </text:span><text:span text:style-name="T3">'flex'</text:span><text:span text:style-name="T2">,</text:span></text:p>
      <text:p text:style-name="P1"><text:span text:style-name="T2">flexDirection: </text:span><text:span text:style-name="T3">'column'</text:span><text:span text:style-name="T2">,</text:span></text:p>
      <text:p text:style-name="P1"><text:span text:style-name="T2">alignItems: </text:span><text:span text:style-name="T3">'center'</text:span><text:span text:style-name="T2">,</text:span></text:p>
      <text:p text:style-name="P1"><text:span text:style-name="T2">justifyContent: </text:span><text:span text:style-name="T3">'center'</text:span><text:span text:style-name="T2">,</text:span></text:p>
      <text:p text:style-name="P5">gap: config.gap,</text:p>
      <text:p text:style-name="P1"><text:span text:style-name="T2">color: </text:span><text:span text:style-name="T3">'#c9d1d9'</text:span><text:span text:style-name="T2">,</text:span></text:p>
      <text:p text:style-name="P1"><text:span text:style-name="T2">textDecoration: </text:span><text:span text:style-name="T3">'none'</text:span><text:span text:style-name="T2">,</text:span></text:p>
      <text:p text:style-name="P1"><text:span text:style-name="T2">transition: </text:span><text:span text:style-name="T3">'box-shadow .4s'</text:span><text:span text:style-name="T2">,</text:span></text:p>
      <text:p text:style-name="P1"><text:span text:style-name="T3">'&amp;:hover'</text:span><text:span text:style-name="T2">: {</text:span></text:p>
      <text:p text:style-name="P1"><text:span text:style-name="T2">boxShadow: </text:span><text:span text:style-name="T3">'0 0 24px #00f5ff88'</text:span><text:span text:style-name="T2">,</text:span></text:p>
      <text:p text:style-name="P5">},</text:p>
      <text:p text:style-name="P5">paddingY: config.padding,</text:p>
      <text:p text:style-name="P1"><text:span text:style-name="T2">paddingX: </text:span><text:span text:style-name="T7">1</text:span><text:span text:style-name="T2">,</text:span></text:p>
      <text:p text:style-name="P1"><text:span text:style-name="T2">boxShadow: </text:span><text:span text:style-name="T3">'inset 0 0 12px #00f5ff33'</text:span><text:span text:style-name="T2">,</text:span></text:p>
      <text:p text:style-name="P1"><text:span text:style-name="T2">width: </text:span><text:span text:style-name="T3">'100%'</text:span><text:span text:style-name="T2">,</text:span></text:p>
      <text:p text:style-name="P1"><text:span text:style-name="T2">cursor: </text:span><text:span text:style-name="T3">'pointer'</text:span><text:span text:style-name="T2">,</text:span></text:p>
      <text:p text:style-name="P1"><text:span text:style-name="T2">minHeight: screenSize </text:span><text:span text:style-name="T1">===</text:span><text:span text:style-name="T2"> </text:span><text:span text:style-name="T3">'xs'</text:span><text:span text:style-name="T2"> </text:span><text:span text:style-name="T1">?</text:span><text:span text:style-name="T2"> </text:span><text:span text:style-name="T7">140</text:span><text:span text:style-name="T2"> </text:span><text:span text:style-name="T1">:</text:span><text:span text:style-name="T2"> </text:span><text:span text:style-name="T7">160</text:span><text:span text:style-name="T2">,</text:span></text:p>
      <text:p text:style-name="P1"><text:span text:style-name="T2">}</text:span><text:span text:style-name="T1">}</text:span></text:p>
      <text:p text:style-name="P1">&gt;</text:p>
      <text:p text:style-name="P1">&lt;<text:span text:style-name="T4">Box</text:span></text:p>
      <text:p text:style-name="P1"><text:span text:style-name="T5">sx</text:span><text:span text:style-name="T1">={</text:span><text:span text:style-name="T2">{</text:span></text:p>
      <text:p text:style-name="P1"><text:span text:style-name="T2">display: </text:span><text:span text:style-name="T3">'flex'</text:span><text:span text:style-name="T2">,</text:span></text:p>
      <text:p text:style-name="P1"><text:span text:style-name="T2">justifyContent: </text:span><text:span text:style-name="T3">'center'</text:span><text:span text:style-name="T2">,</text:span></text:p>
      <text:p text:style-name="P1"><text:span text:style-name="T2">alignItems: </text:span><text:span text:style-name="T3">'center'</text:span><text:span text:style-name="T2">,</text:span></text:p>
      <text:p text:style-name="P1"><text:span text:style-name="T2">width: </text:span><text:span text:style-name="T3">'100%'</text:span><text:span text:style-name="T2">,</text:span></text:p>
      <text:p text:style-name="P5">height: config.imageHeight,</text:p>
      <text:p text:style-name="P1"><text:span text:style-name="T2">}</text:span><text:span text:style-name="T1">}</text:span></text:p>
      <text:p text:style-name="P1"><text:soft-page-break/>&gt;</text:p>
      <text:p text:style-name="P1">&lt;<text:span text:style-name="T4">LazyLoadImage</text:span></text:p>
      <text:p text:style-name="P1"><text:span text:style-name="T5">alt</text:span><text:span text:style-name="T1">={</text:span><text:span text:style-name="T2">el.nombre</text:span><text:span text:style-name="T1">}</text:span></text:p>
      <text:p text:style-name="P1"><text:span text:style-name="T5">src</text:span><text:span text:style-name="T1">={</text:span><text:span text:style-name="T2">el.imagen</text:span><text:span text:style-name="T1">}</text:span></text:p>
      <text:p text:style-name="P1"><text:span text:style-name="T5">width</text:span><text:span text:style-name="T1">={</text:span><text:span text:style-name="T2">config.imageSize</text:span><text:span text:style-name="T1">}</text:span></text:p>
      <text:p text:style-name="P1"><text:span text:style-name="T5">height</text:span><text:span text:style-name="T1">={</text:span><text:span text:style-name="T2">config.imageSize</text:span><text:span text:style-name="T1">}</text:span></text:p>
      <text:p text:style-name="P1"><text:span text:style-name="T5">effect</text:span><text:span text:style-name="T1">=</text:span><text:span text:style-name="T3">"blur"</text:span></text:p>
      <text:p text:style-name="P1"><text:span text:style-name="T5">style</text:span><text:span text:style-name="T1">={</text:span><text:span text:style-name="T2">{ objectFit: </text:span><text:span text:style-name="T3">'contain'</text:span><text:span text:style-name="T2"> }</text:span><text:span text:style-name="T1">}</text:span></text:p>
      <text:p text:style-name="P1">/&gt;</text:p>
      <text:p text:style-name="P1">&lt;/<text:span text:style-name="T4">Box</text:span>&gt;</text:p>
      <text:p text:style-name="P1">&lt;<text:span text:style-name="T4">Typography</text:span></text:p>
      <text:p text:style-name="P1"><text:span text:style-name="T5">variant</text:span><text:span text:style-name="T1">={</text:span><text:span text:style-name="T2">config.titleVariant</text:span><text:span text:style-name="T1">}</text:span></text:p>
      <text:p text:style-name="P1"><text:span text:style-name="T5">sx</text:span><text:span text:style-name="T1">={</text:span><text:span text:style-name="T2">{</text:span></text:p>
      <text:p text:style-name="P1"><text:span text:style-name="T2">fontSize: screenSize </text:span><text:span text:style-name="T1">===</text:span><text:span text:style-name="T2"> </text:span><text:span text:style-name="T3">'xs'</text:span><text:span text:style-name="T2"> </text:span><text:span text:style-name="T1">?</text:span><text:span text:style-name="T2"> </text:span><text:span text:style-name="T3">'0.9rem'</text:span><text:span text:style-name="T2"> </text:span><text:span text:style-name="T1">:</text:span><text:span text:style-name="T2"> </text:span><text:span text:style-name="T7">undefined</text:span><text:span text:style-name="T2">,</text:span></text:p>
      <text:p text:style-name="P1"><text:span text:style-name="T2">textAlign: </text:span><text:span text:style-name="T3">'center'</text:span></text:p>
      <text:p text:style-name="P1"><text:span text:style-name="T2">}</text:span><text:span text:style-name="T1">}</text:span></text:p>
      <text:p text:style-name="P1">&gt;</text:p>
      <text:p text:style-name="P1"><text:span text:style-name="T1">{</text:span><text:span text:style-name="T2">el.nombre</text:span><text:span text:style-name="T1">}</text:span></text:p>
      <text:p text:style-name="P1">&lt;/<text:span text:style-name="T4">Typography</text:span>&gt;</text:p>
      <text:p text:style-name="P1">&lt;<text:span text:style-name="T4">Typography</text:span></text:p>
      <text:p text:style-name="P1"><text:span text:style-name="T5">variant</text:span><text:span text:style-name="T1">={</text:span><text:span text:style-name="T2">config.descriptionVariant</text:span><text:span text:style-name="T1">}</text:span></text:p>
      <text:p text:style-name="P1"><text:span text:style-name="T5">color</text:span><text:span text:style-name="T1">=</text:span><text:span text:style-name="T3">"#8b949e"</text:span></text:p>
      <text:p text:style-name="P1"><text:span text:style-name="T5">textAlign</text:span><text:span text:style-name="T1">=</text:span><text:span text:style-name="T3">"center"</text:span></text:p>
      <text:p text:style-name="P1"><text:span text:style-name="T5">px</text:span><text:span text:style-name="T1">={</text:span><text:span text:style-name="T7">1</text:span><text:span text:style-name="T1">}</text:span></text:p>
      <text:p text:style-name="P1"><text:span text:style-name="T5">sx</text:span><text:span text:style-name="T1">={</text:span><text:span text:style-name="T2">{</text:span></text:p>
      <text:p text:style-name="P1"><text:span text:style-name="T2">fontSize: screenSize </text:span><text:span text:style-name="T1">===</text:span><text:span text:style-name="T2"> </text:span><text:span text:style-name="T3">'xs'</text:span><text:span text:style-name="T2"> </text:span><text:span text:style-name="T1">?</text:span><text:span text:style-name="T2"> </text:span><text:span text:style-name="T3">'0.75rem'</text:span><text:span text:style-name="T2"> </text:span><text:span text:style-name="T1">:</text:span><text:span text:style-name="T2"> </text:span><text:span text:style-name="T7">undefined</text:span><text:span text:style-name="T2">,</text:span></text:p>
      <text:p text:style-name="P1"><text:span text:style-name="T2">lineHeight: screenSize </text:span><text:span text:style-name="T1">===</text:span><text:span text:style-name="T2"> </text:span><text:span text:style-name="T3">'xs'</text:span><text:span text:style-name="T2"> </text:span><text:span text:style-name="T1">?</text:span><text:span text:style-name="T2"> </text:span><text:span text:style-name="T7">1.2</text:span><text:span text:style-name="T2"> </text:span><text:span text:style-name="T1">:</text:span><text:span text:style-name="T2"> </text:span><text:span text:style-name="T7">undefined</text:span></text:p>
      <text:p text:style-name="P1"><text:span text:style-name="T2">}</text:span><text:span text:style-name="T1">}</text:span></text:p>
      <text:p text:style-name="P1">&gt;</text:p>
      <text:p text:style-name="P1"><text:span text:style-name="T1">{</text:span><text:span text:style-name="T2">el.descripcion</text:span><text:span text:style-name="T1">}</text:span></text:p>
      <text:p text:style-name="P1">&lt;/<text:span text:style-name="T4">Typography</text:span>&gt;</text:p>
      <text:p text:style-name="P1">&lt;/<text:span text:style-name="T4">Box</text:span>&gt;</text:p>
      <text:p text:style-name="P1">&lt;/<text:span text:style-name="T4">motion.div</text:span>&gt;</text:p>
      <text:p text:style-name="P1">);</text:p>
      <text:p text:style-name="P1">};</text:p>
      <text:p text:style-name="P2"/>
      <text:p text:style-name="P1"><text:span text:style-name="T1">export</text:span> <text:span text:style-name="T4">const</text:span> <text:span text:style-name="T5">Landing</text:span> <text:span text:style-name="T1">=</text:span> () <text:span text:style-name="T4">=&gt;</text:span> {</text:p>
      <text:p text:style-name="P1"><text:span text:style-name="T4">const</text:span> [<text:span text:style-name="T2">items</text:span>, <text:span text:style-name="T2">setItems</text:span>] <text:span text:style-name="T1">=</text:span> <text:span text:style-name="T5">useState</text:span>([]);</text:p>
      <text:p text:style-name="P1"><text:span text:style-name="T4">const</text:span> [<text:span text:style-name="T2">snackOpen</text:span>, <text:span text:style-name="T2">setSnackOpen</text:span>] <text:span text:style-name="T1">=</text:span> <text:span text:style-name="T5">useState</text:span>(<text:span text:style-name="T7">false</text:span>);</text:p>
      <text:p text:style-name="P1"><text:span text:style-name="T4">const</text:span> { <text:span text:style-name="T2">usuario</text:span> } <text:span text:style-name="T1">=</text:span> <text:span text:style-name="T5">useContext</text:span>(<text:span text:style-name="T2">AuthContext</text:span>);</text:p>
      <text:p text:style-name="P1"><text:span text:style-name="T4">const</text:span> { <text:span text:style-name="T2">tienePermiso</text:span>, <text:span text:style-name="T2">isLoading</text:span>: <text:span text:style-name="T2">permLoading</text:span> } <text:span text:style-name="T1">=</text:span> <text:span text:style-name="T5">usePermissions</text:span>();</text:p>
      <text:p text:style-name="P1"><text:span text:style-name="T4">const</text:span> { <text:span text:style-name="T2">data</text:span>, <text:span text:style-name="T2">isLoading</text:span> } <text:span text:style-name="T1">=</text:span> <text:span text:style-name="T5">UseQuery</text:span>(<text:span text:style-name="T3">'Elements'</text:span>, <text:span text:style-name="T3">'/elements'</text:span>, <text:span text:style-name="T1">!</text:span><text:span text:style-name="T2">permLoading</text:span>);</text:p>
      <text:p text:style-name="P2"/>
      <text:p text:style-name="P1"><text:span text:style-name="T4">const</text:span> <text:span text:style-name="T2">theme</text:span> <text:span text:style-name="T1">=</text:span> <text:span text:style-name="T5">useTheme</text:span>();</text:p>
      <text:p text:style-name="P1"><text:span text:style-name="T4">const</text:span> <text:span text:style-name="T2">isXs</text:span> <text:span text:style-name="T1">=</text:span> <text:span text:style-name="T5">useMediaQuery</text:span>(<text:span text:style-name="T2">theme</text:span>.<text:span text:style-name="T2">breakpoints</text:span>.<text:span text:style-name="T5">only</text:span>(<text:span text:style-name="T3">'xs'</text:span>));</text:p>
      <text:p text:style-name="P1"><text:span text:style-name="T4">const</text:span> <text:span text:style-name="T2">isSm</text:span> <text:span text:style-name="T1">=</text:span> <text:span text:style-name="T5">useMediaQuery</text:span>(<text:span text:style-name="T2">theme</text:span>.<text:span text:style-name="T2">breakpoints</text:span>.<text:span text:style-name="T5">only</text:span>(<text:span text:style-name="T3">'sm'</text:span>));</text:p>
      <text:p text:style-name="P1"><text:span text:style-name="T4">const</text:span> <text:span text:style-name="T2">isMd</text:span> <text:span text:style-name="T1">=</text:span> <text:span text:style-name="T5">useMediaQuery</text:span>(<text:span text:style-name="T2">theme</text:span>.<text:span text:style-name="T2">breakpoints</text:span>.<text:span text:style-name="T5">only</text:span>(<text:span text:style-name="T3">'md'</text:span>));</text:p>
      <text:p text:style-name="P2"/>
      <text:p text:style-name="P3">// Determinar el tamaño de pantalla actual</text:p>
      <text:p text:style-name="P1"><text:span text:style-name="T4">const</text:span> <text:span text:style-name="T2">screenSize</text:span> <text:span text:style-name="T1">=</text:span> <text:span text:style-name="T2">isXs</text:span> <text:span text:style-name="T1">?</text:span> <text:span text:style-name="T3">'xs'</text:span> <text:span text:style-name="T1">:</text:span> <text:span text:style-name="T2">isSm</text:span> <text:span text:style-name="T1">?</text:span> <text:span text:style-name="T3">'sm'</text:span> <text:span text:style-name="T1">:</text:span> <text:span text:style-name="T3">'md'</text:span>;</text:p>
      <text:p text:style-name="P2"/>
      <text:p text:style-name="P1"><text:soft-page-break/><text:span text:style-name="T5">useEffect</text:span>(() <text:span text:style-name="T4">=&gt;</text:span> {</text:p>
      <text:p text:style-name="P1"><text:span text:style-name="T1">if</text:span> (<text:span text:style-name="T1">!</text:span><text:span text:style-name="T2">data</text:span>) <text:span text:style-name="T1">return</text:span>;</text:p>
      <text:p text:style-name="P1"><text:span text:style-name="T4">const</text:span> <text:span text:style-name="T2">visibles</text:span> <text:span text:style-name="T1">=</text:span> <text:span text:style-name="T2">data</text:span></text:p>
      <text:p text:style-name="P1">.<text:span text:style-name="T5">filter</text:span>(<text:span text:style-name="T6">el</text:span> <text:span text:style-name="T4">=&gt;</text:span> <text:span text:style-name="T1">!</text:span><text:span text:style-name="T2">el</text:span>.<text:span text:style-name="T2">permiso_requerido</text:span> <text:span text:style-name="T1">||</text:span> <text:span text:style-name="T5">tienePermiso</text:span>(<text:span text:style-name="T2">el</text:span>.<text:span text:style-name="T2">permiso_requerido</text:span>))</text:p>
      <text:p text:style-name="P1">.<text:span text:style-name="T5">sort</text:span>((<text:span text:style-name="T6">a</text:span>, <text:span text:style-name="T6">b</text:span>) <text:span text:style-name="T4">=&gt;</text:span> <text:span text:style-name="T2">a</text:span>.<text:span text:style-name="T2">orden</text:span> <text:span text:style-name="T1">-</text:span> <text:span text:style-name="T2">b</text:span>.<text:span text:style-name="T2">orden</text:span>);</text:p>
      <text:p text:style-name="P1"><text:span text:style-name="T5">setItems</text:span>(<text:span text:style-name="T2">visibles</text:span>);</text:p>
      <text:p text:style-name="P1">}, [<text:span text:style-name="T2">data</text:span>, <text:span text:style-name="T2">tienePermiso</text:span>]);</text:p>
      <text:p text:style-name="P2"/>
      <text:p text:style-name="P3">// Función mejorada para distribuir items según el tamaño de pantalla</text:p>
      <text:p text:style-name="P1"><text:span text:style-name="T4">const</text:span> <text:span text:style-name="T5">chunkArrayResponsive</text:span> <text:span text:style-name="T1">=</text:span> (<text:span text:style-name="T6">arr</text:span>, <text:span text:style-name="T6">screenSize</text:span>) <text:span text:style-name="T4">=&gt;</text:span> {</text:p>
      <text:p text:style-name="P1"><text:span text:style-name="T4">const</text:span> <text:span text:style-name="T2">length</text:span> <text:span text:style-name="T1">=</text:span> <text:span text:style-name="T2">arr</text:span>.length;</text:p>
      <text:p text:style-name="P1"><text:span text:style-name="T1">if</text:span> (<text:span text:style-name="T2">length</text:span> <text:span text:style-name="T1">===</text:span> <text:span text:style-name="T7">0</text:span>) <text:span text:style-name="T1">return</text:span> [];</text:p>
      <text:p text:style-name="P2"/>
      <text:p text:style-name="P1"><text:span text:style-name="T4">let</text:span> <text:span text:style-name="T2">columnsPerRow</text:span>;</text:p>
      <text:p text:style-name="P2"/>
      <text:p text:style-name="P3">// Definir columnas máximas según pantalla</text:p>
      <text:p text:style-name="P1"><text:span text:style-name="T1">if</text:span> (<text:span text:style-name="T2">screenSize</text:span> <text:span text:style-name="T1">===</text:span> <text:span text:style-name="T3">'xs'</text:span>) {</text:p>
      <text:p text:style-name="P1"><text:span text:style-name="T2">columnsPerRow</text:span> <text:span text:style-name="T1">=</text:span> <text:span text:style-name="T2">length</text:span> <text:span text:style-name="T1">===</text:span> <text:span text:style-name="T7">1</text:span> <text:span text:style-name="T1">?</text:span> <text:span text:style-name="T7">1</text:span> <text:span text:style-name="T1">:</text:span> <text:span text:style-name="T7">2</text:span>; <text:span text:style-name="T8">// 1 si hay solo 1 item, sino 2</text:span></text:p>
      <text:p text:style-name="P1">} <text:span text:style-name="T1">else</text:span> <text:span text:style-name="T1">if</text:span> (<text:span text:style-name="T2">screenSize</text:span> <text:span text:style-name="T1">===</text:span> <text:span text:style-name="T3">'sm'</text:span>) {</text:p>
      <text:p text:style-name="P1"><text:span text:style-name="T2">columnsPerRow</text:span> <text:span text:style-name="T1">=</text:span> <text:span text:style-name="T2">length</text:span> <text:span text:style-name="T1">&lt;=</text:span> <text:span text:style-name="T7">2</text:span> <text:span text:style-name="T1">?</text:span> <text:span text:style-name="T2">length</text:span> <text:span text:style-name="T1">:</text:span> <text:span text:style-name="T2">length</text:span> <text:span text:style-name="T1">&lt;=</text:span> <text:span text:style-name="T7">4</text:span> <text:span text:style-name="T1">?</text:span> <text:span text:style-name="T7">2</text:span> <text:span text:style-name="T1">:</text:span> <text:span text:style-name="T7">3</text:span>;</text:p>
      <text:p text:style-name="P1">} <text:span text:style-name="T1">else</text:span> { <text:span text:style-name="T8">// md y superiores</text:span></text:p>
      <text:p text:style-name="P1"><text:span text:style-name="T2">columnsPerRow</text:span> <text:span text:style-name="T1">=</text:span> <text:span text:style-name="T2">length</text:span> <text:span text:style-name="T1">&lt;=</text:span> <text:span text:style-name="T7">2</text:span> <text:span text:style-name="T1">?</text:span> <text:span text:style-name="T2">length</text:span> <text:span text:style-name="T1">:</text:span> <text:span text:style-name="T2">length</text:span> <text:span text:style-name="T1">&lt;=</text:span> <text:span text:style-name="T7">4</text:span> <text:span text:style-name="T1">?</text:span> <text:span text:style-name="T7">2</text:span> <text:span text:style-name="T1">:</text:span> <text:span text:style-name="T2">length</text:span> <text:span text:style-name="T1">&lt;=</text:span> <text:span text:style-name="T7">6</text:span> <text:span text:style-name="T1">?</text:span> <text:span text:style-name="T7">3</text:span> <text:span text:style-name="T1">:</text:span> <text:span text:style-name="T7">4</text:span>;</text:p>
      <text:p text:style-name="P1">}</text:p>
      <text:p text:style-name="P2"/>
      <text:p text:style-name="P3">// Si hay pocos elementos, distribuir equitativamente</text:p>
      <text:p text:style-name="P1"><text:span text:style-name="T1">if</text:span> (<text:span text:style-name="T2">length</text:span> <text:span text:style-name="T1">&lt;=</text:span> <text:span text:style-name="T2">columnsPerRow</text:span>) {</text:p>
      <text:p text:style-name="P1"><text:span text:style-name="T1">return</text:span> [<text:span text:style-name="T2">arr</text:span>];</text:p>
      <text:p text:style-name="P1">}</text:p>
      <text:p text:style-name="P2"/>
      <text:p text:style-name="P3">// Distribuir lo más equitativo posible</text:p>
      <text:p text:style-name="P1"><text:span text:style-name="T4">const</text:span> <text:span text:style-name="T2">result</text:span> <text:span text:style-name="T1">=</text:span> [];</text:p>
      <text:p text:style-name="P1"><text:span text:style-name="T4">const</text:span> <text:span text:style-name="T2">itemsPerRow</text:span> <text:span text:style-name="T1">=</text:span> <text:span text:style-name="T2">Math</text:span>.<text:span text:style-name="T5">ceil</text:span>(<text:span text:style-name="T2">length</text:span> <text:span text:style-name="T1">/</text:span> <text:span text:style-name="T2">Math</text:span>.<text:span text:style-name="T5">ceil</text:span>(<text:span text:style-name="T2">length</text:span> <text:span text:style-name="T1">/</text:span> <text:span text:style-name="T2">columnsPerRow</text:span>));</text:p>
      <text:p text:style-name="P2"/>
      <text:p text:style-name="P1"><text:span text:style-name="T1">for</text:span> (<text:span text:style-name="T4">let</text:span> <text:span text:style-name="T2">i</text:span> <text:span text:style-name="T1">=</text:span> <text:span text:style-name="T7">0</text:span>; <text:span text:style-name="T2">i</text:span> <text:span text:style-name="T1">&lt;</text:span> <text:span text:style-name="T2">length</text:span>; <text:span text:style-name="T2">i</text:span> <text:span text:style-name="T1">+=</text:span> <text:span text:style-name="T2">itemsPerRow</text:span>) {</text:p>
      <text:p text:style-name="P1"><text:span text:style-name="T2">result</text:span>.<text:span text:style-name="T5">push</text:span>(<text:span text:style-name="T2">arr</text:span>.<text:span text:style-name="T5">slice</text:span>(<text:span text:style-name="T2">i</text:span>, <text:span text:style-name="T2">i</text:span> <text:span text:style-name="T1">+</text:span> <text:span text:style-name="T2">itemsPerRow</text:span>));</text:p>
      <text:p text:style-name="P1">}</text:p>
      <text:p text:style-name="P2"/>
      <text:p text:style-name="P1"><text:span text:style-name="T1">return</text:span> <text:span text:style-name="T2">result</text:span>;</text:p>
      <text:p text:style-name="P1">};</text:p>
      <text:p text:style-name="P2"/>
      <text:p text:style-name="P3">// Configuración responsiva para el contenedor</text:p>
      <text:p text:style-name="P1"><text:span text:style-name="T4">const</text:span> <text:span text:style-name="T5">getContainerConfig</text:span> <text:span text:style-name="T1">=</text:span> () <text:span text:style-name="T4">=&gt;</text:span> {</text:p>
      <text:p text:style-name="P1"><text:span text:style-name="T1">switch</text:span> (<text:span text:style-name="T2">screenSize</text:span>) {</text:p>
      <text:p text:style-name="P1"><text:span text:style-name="T1">case</text:span> <text:span text:style-name="T3">'xs'</text:span>:</text:p>
      <text:p text:style-name="P1"><text:span text:style-name="T1">return</text:span> {</text:p>
      <text:p text:style-name="P1">padding: <text:span text:style-name="T7">2</text:span>,</text:p>
      <text:p text:style-name="P1">gap: <text:span text:style-name="T7">2</text:span>,</text:p>
      <text:p text:style-name="P1">titleVariant: <text:span text:style-name="T3">'h5'</text:span>,</text:p>
      <text:p text:style-name="P1">maxWidth: <text:span text:style-name="T3">'100%'</text:span></text:p>
      <text:p text:style-name="P1">};</text:p>
      <text:p text:style-name="P1"><text:span text:style-name="T1">case</text:span> <text:span text:style-name="T3">'sm'</text:span>:</text:p>
      <text:p text:style-name="P1"><text:soft-page-break/><text:span text:style-name="T1">return</text:span> {</text:p>
      <text:p text:style-name="P1">padding: <text:span text:style-name="T7">3</text:span>,</text:p>
      <text:p text:style-name="P1">gap: <text:span text:style-name="T7">3</text:span>,</text:p>
      <text:p text:style-name="P1">titleVariant: <text:span text:style-name="T3">'h4'</text:span>,</text:p>
      <text:p text:style-name="P1">maxWidth: <text:span text:style-name="T3">'90%'</text:span></text:p>
      <text:p text:style-name="P1">};</text:p>
      <text:p text:style-name="P1"><text:span text:style-name="T1">default</text:span>:</text:p>
      <text:p text:style-name="P1"><text:span text:style-name="T1">return</text:span> {</text:p>
      <text:p text:style-name="P1">padding: <text:span text:style-name="T7">3</text:span>,</text:p>
      <text:p text:style-name="P1">gap: <text:span text:style-name="T7">4</text:span>,</text:p>
      <text:p text:style-name="P1">titleVariant: <text:span text:style-name="T3">'h4'</text:span>,</text:p>
      <text:p text:style-name="P1">maxWidth: <text:span text:style-name="T3">'85%'</text:span></text:p>
      <text:p text:style-name="P1">};</text:p>
      <text:p text:style-name="P1">}</text:p>
      <text:p text:style-name="P1">};</text:p>
      <text:p text:style-name="P2"/>
      <text:p text:style-name="P1"><text:span text:style-name="T1">if</text:span> (<text:span text:style-name="T2">isLoading</text:span> <text:span text:style-name="T1">||</text:span> <text:span text:style-name="T2">permLoading</text:span>) <text:span text:style-name="T1">return</text:span> <text:span text:style-name="T7">null</text:span>;</text:p>
      <text:p text:style-name="P2"/>
      <text:p text:style-name="P1"><text:span text:style-name="T4">const</text:span> <text:span text:style-name="T2">chunkedItems</text:span> <text:span text:style-name="T1">=</text:span> <text:span text:style-name="T5">chunkArrayResponsive</text:span>(<text:span text:style-name="T2">items</text:span>, <text:span text:style-name="T2">screenSize</text:span>);</text:p>
      <text:p text:style-name="P1"><text:span text:style-name="T4">const</text:span> <text:span text:style-name="T2">containerConfig</text:span> <text:span text:style-name="T1">=</text:span> <text:span text:style-name="T5">getContainerConfig</text:span>();</text:p>
      <text:p text:style-name="P2"/>
      <text:p text:style-name="P1"><text:span text:style-name="T1">return</text:span> (</text:p>
      <text:p text:style-name="P1">&lt;<text:span text:style-name="T4">motion.div</text:span></text:p>
      <text:p text:style-name="P1"><text:span text:style-name="T5">initial</text:span><text:span text:style-name="T1">={</text:span><text:span text:style-name="T2">{ opacity: </text:span><text:span text:style-name="T7">0</text:span><text:span text:style-name="T2"> }</text:span><text:span text:style-name="T1">}</text:span></text:p>
      <text:p text:style-name="P1"><text:span text:style-name="T5">animate</text:span><text:span text:style-name="T1">={</text:span><text:span text:style-name="T2">{ opacity: </text:span><text:span text:style-name="T7">1</text:span><text:span text:style-name="T2"> }</text:span><text:span text:style-name="T1">}</text:span></text:p>
      <text:p text:style-name="P1"><text:span text:style-name="T5">transition</text:span><text:span text:style-name="T1">={</text:span><text:span text:style-name="T2">{ duration: </text:span><text:span text:style-name="T7">0.8</text:span><text:span text:style-name="T2"> }</text:span><text:span text:style-name="T1">}</text:span></text:p>
      <text:p text:style-name="P1"><text:span text:style-name="T5">style</text:span><text:span text:style-name="T1">={</text:span><text:span text:style-name="T2">{ minHeight: </text:span><text:span text:style-name="T3">'100vh'</text:span><text:span text:style-name="T2"> }</text:span><text:span text:style-name="T1">}</text:span></text:p>
      <text:p text:style-name="P1">&gt;</text:p>
      <text:p text:style-name="P1">&lt;<text:span text:style-name="T4">Box</text:span> <text:span text:style-name="T5">sx</text:span><text:span text:style-name="T1">={</text:span><text:span text:style-name="T2">{</text:span></text:p>
      <text:p text:style-name="P5">p: containerConfig.padding,</text:p>
      <text:p text:style-name="P1"><text:span text:style-name="T2">background: </text:span><text:span text:style-name="T3">'linear-gradient(135deg, #0d1117 0%, #161b22 100%)'</text:span><text:span text:style-name="T2">,</text:span></text:p>
      <text:p text:style-name="P1"><text:span text:style-name="T2">minHeight: </text:span><text:span text:style-name="T3">'100vh'</text:span><text:span text:style-name="T2">,</text:span></text:p>
      <text:p text:style-name="P1"><text:span text:style-name="T2">flexGrow: </text:span><text:span text:style-name="T7">1</text:span><text:span text:style-name="T2">,</text:span></text:p>
      <text:p text:style-name="P1"><text:span text:style-name="T2">display: </text:span><text:span text:style-name="T3">'flex'</text:span><text:span text:style-name="T2">,</text:span></text:p>
      <text:p text:style-name="P1"><text:span text:style-name="T2">flexDirection: </text:span><text:span text:style-name="T3">'column'</text:span><text:span text:style-name="T2">,</text:span></text:p>
      <text:p text:style-name="P1"><text:span text:style-name="T2">alignItems: </text:span><text:span text:style-name="T3">'center'</text:span><text:span text:style-name="T2">,</text:span></text:p>
      <text:p text:style-name="P1"><text:span text:style-name="T2">justifyContent: </text:span><text:span text:style-name="T3">'center'</text:span></text:p>
      <text:p text:style-name="P1"><text:span text:style-name="T2">}</text:span><text:span text:style-name="T1">}</text:span>&gt;</text:p>
      <text:p text:style-name="P1">&lt;<text:span text:style-name="T4">Box</text:span> <text:span text:style-name="T5">sx</text:span><text:span text:style-name="T1">={</text:span><text:span text:style-name="T2">{ width: </text:span><text:span text:style-name="T3">'100%'</text:span><text:span text:style-name="T2">, maxWidth: containerConfig.maxWidth }</text:span><text:span text:style-name="T1">}</text:span>&gt;</text:p>
      <text:p text:style-name="P1">&lt;<text:span text:style-name="T4">Typography</text:span> <text:span text:style-name="T5">variant</text:span><text:span text:style-name="T1">={</text:span><text:span text:style-name="T2">containerConfig.titleVariant</text:span><text:span text:style-name="T1">}</text:span> <text:span text:style-name="T5">color</text:span><text:span text:style-name="T1">=</text:span><text:span text:style-name="T3">"#c9d1d9"</text:span> <text:span text:style-name="T5">gutterBottom</text:span>&gt;</text:p>
      <text:p text:style-name="P1">Bienvenido, <text:span text:style-name="T1">{</text:span><text:span text:style-name="T2">usuario?.nombre </text:span><text:span text:style-name="T1">||</text:span><text:span text:style-name="T2"> </text:span><text:span text:style-name="T3">'Usuario'</text:span><text:span text:style-name="T1">}</text:span></text:p>
      <text:p text:style-name="P1">&lt;/<text:span text:style-name="T4">Typography</text:span>&gt;</text:p>
      <text:p text:style-name="P1">&lt;<text:span text:style-name="T4">Typography</text:span></text:p>
      <text:p text:style-name="P1"><text:span text:style-name="T5">variant</text:span><text:span text:style-name="T1">=</text:span><text:span text:style-name="T3">"body1"</text:span></text:p>
      <text:p text:style-name="P1"><text:span text:style-name="T5">color</text:span><text:span text:style-name="T1">=</text:span><text:span text:style-name="T3">"#8b949e"</text:span></text:p>
      <text:p text:style-name="P1"><text:span text:style-name="T5">mb</text:span><text:span text:style-name="T1">={</text:span><text:span text:style-name="T2">screenSize </text:span><text:span text:style-name="T1">===</text:span><text:span text:style-name="T2"> </text:span><text:span text:style-name="T3">'xs'</text:span><text:span text:style-name="T2"> </text:span><text:span text:style-name="T1">?</text:span><text:span text:style-name="T2"> </text:span><text:span text:style-name="T7">4</text:span><text:span text:style-name="T2"> </text:span><text:span text:style-name="T1">:</text:span><text:span text:style-name="T2"> </text:span><text:span text:style-name="T7">6</text:span><text:span text:style-name="T1">}</text:span></text:p>
      <text:p text:style-name="P1"><text:span text:style-name="T5">sx</text:span><text:span text:style-name="T1">={</text:span><text:span text:style-name="T2">{ fontSize: screenSize </text:span><text:span text:style-name="T1">===</text:span><text:span text:style-name="T2"> </text:span><text:span text:style-name="T3">'xs'</text:span><text:span text:style-name="T2"> </text:span><text:span text:style-name="T1">?</text:span><text:span text:style-name="T2"> </text:span><text:span text:style-name="T3">'0.9rem'</text:span><text:span text:style-name="T2"> </text:span><text:span text:style-name="T1">:</text:span><text:span text:style-name="T2"> </text:span><text:span text:style-name="T7">undefined</text:span><text:span text:style-name="T2"> }</text:span><text:span text:style-name="T1">}</text:span></text:p>
      <text:p text:style-name="P1">&gt;</text:p>
      <text:p text:style-name="P1">Seleccioná una opción para comenzar</text:p>
      <text:p text:style-name="P1">&lt;/<text:span text:style-name="T4">Typography</text:span>&gt;</text:p>
      <text:p text:style-name="P2"/>
      <text:p text:style-name="P1"><text:soft-page-break/>&lt;<text:span text:style-name="T4">Box</text:span> <text:span text:style-name="T5">sx</text:span><text:span text:style-name="T1">={</text:span><text:span text:style-name="T2">{ display: </text:span><text:span text:style-name="T3">'flex'</text:span><text:span text:style-name="T2">, flexDirection: </text:span><text:span text:style-name="T3">'column'</text:span><text:span text:style-name="T2">, gap: containerConfig.gap }</text:span><text:span text:style-name="T1">}</text:span>&gt;</text:p>
      <text:p text:style-name="P1"><text:span text:style-name="T1">{</text:span><text:span text:style-name="T2">chunkedItems.</text:span><text:span text:style-name="T5">map</text:span><text:span text:style-name="T2">((</text:span><text:span text:style-name="T6">row</text:span><text:span text:style-name="T2">, </text:span><text:span text:style-name="T6">idx</text:span><text:span text:style-name="T2">) </text:span><text:span text:style-name="T4">=&gt;</text:span><text:span text:style-name="T2"> (</text:span></text:p>
      <text:p text:style-name="P1"><text:span text:style-name="T2">&lt;</text:span><text:span text:style-name="T4">Box</text:span></text:p>
      <text:p text:style-name="P1"><text:span text:style-name="T5">key</text:span><text:span text:style-name="T1">={</text:span><text:span text:style-name="T2">idx</text:span><text:span text:style-name="T1">}</text:span></text:p>
      <text:p text:style-name="P1"><text:span text:style-name="T5">sx</text:span><text:span text:style-name="T1">={</text:span><text:span text:style-name="T2">{</text:span></text:p>
      <text:p text:style-name="P1"><text:span text:style-name="T2">display: </text:span><text:span text:style-name="T3">'flex'</text:span><text:span text:style-name="T2">,</text:span></text:p>
      <text:p text:style-name="P1"><text:span text:style-name="T2">gap: screenSize </text:span><text:span text:style-name="T1">===</text:span><text:span text:style-name="T2"> </text:span><text:span text:style-name="T3">'xs'</text:span><text:span text:style-name="T2"> </text:span><text:span text:style-name="T1">?</text:span><text:span text:style-name="T2"> </text:span><text:span text:style-name="T7">1.5</text:span><text:span text:style-name="T2"> </text:span><text:span text:style-name="T1">:</text:span><text:span text:style-name="T2"> </text:span><text:span text:style-name="T7">3</text:span><text:span text:style-name="T2">,</text:span></text:p>
      <text:p text:style-name="P1"><text:span text:style-name="T2">justifyContent: </text:span><text:span text:style-name="T3">'center'</text:span><text:span text:style-name="T2">,</text:span></text:p>
      <text:p text:style-name="P1"><text:span text:style-name="T2">flexWrap: </text:span><text:span text:style-name="T3">'nowrap'</text:span></text:p>
      <text:p text:style-name="P1"><text:span text:style-name="T2">}</text:span><text:span text:style-name="T1">}</text:span></text:p>
      <text:p text:style-name="P5">&gt;</text:p>
      <text:p text:style-name="P1"><text:span text:style-name="T1">{</text:span><text:span text:style-name="T2">row.</text:span><text:span text:style-name="T5">map</text:span><text:span text:style-name="T2">((</text:span><text:span text:style-name="T6">el</text:span><text:span text:style-name="T2">) </text:span><text:span text:style-name="T4">=&gt;</text:span><text:span text:style-name="T2"> (</text:span></text:p>
      <text:p text:style-name="P1"><text:span text:style-name="T2">&lt;</text:span><text:span text:style-name="T4">Box</text:span></text:p>
      <text:p text:style-name="P1"><text:span text:style-name="T5">key</text:span><text:span text:style-name="T1">={</text:span><text:span text:style-name="T2">el.id</text:span><text:span text:style-name="T1">}</text:span></text:p>
      <text:p text:style-name="P1"><text:span text:style-name="T5">sx</text:span><text:span text:style-name="T1">={</text:span><text:span text:style-name="T2">{</text:span></text:p>
      <text:p text:style-name="P1"><text:span text:style-name="T2">flex: </text:span><text:span text:style-name="T7">1</text:span><text:span text:style-name="T2">,</text:span></text:p>
      <text:p text:style-name="P1"><text:span text:style-name="T2">minWidth: </text:span><text:span text:style-name="T7">0</text:span><text:span text:style-name="T2">, </text:span><text:span text:style-name="T8">// Permite que flex funcione correctamente</text:span></text:p>
      <text:p text:style-name="P1"><text:span text:style-name="T2">maxWidth: screenSize </text:span><text:span text:style-name="T1">===</text:span><text:span text:style-name="T2"> </text:span><text:span text:style-name="T3">'xs'</text:span><text:span text:style-name="T2"> </text:span><text:span text:style-name="T1">?</text:span></text:p>
      <text:p text:style-name="P1"><text:span text:style-name="T3">`calc(</text:span><text:span text:style-name="T1">${</text:span><text:span text:style-name="T7">100</text:span><text:span text:style-name="T2"> </text:span><text:span text:style-name="T1">/</text:span><text:span text:style-name="T2"> row.length</text:span><text:span text:style-name="T1">}</text:span><text:span text:style-name="T3">% - </text:span><text:span text:style-name="T1">${</text:span><text:span text:style-name="T7">1.5</text:span><text:span text:style-name="T2"> </text:span><text:span text:style-name="T1">*</text:span><text:span text:style-name="T2"> (row.length </text:span><text:span text:style-name="T1">-</text:span><text:span text:style-name="T2"> </text:span><text:span text:style-name="T7">1</text:span><text:span text:style-name="T2">) </text:span><text:span text:style-name="T1">/</text:span><text:span text:style-name="T2"> row.length</text:span><text:span text:style-name="T1">}</text:span><text:span text:style-name="T3">px)`</text:span><text:span text:style-name="T2"> </text:span><text:span text:style-name="T1">:</text:span></text:p>
      <text:p text:style-name="P1"><text:span text:style-name="T3">`calc(</text:span><text:span text:style-name="T1">${</text:span><text:span text:style-name="T7">100</text:span><text:span text:style-name="T2"> </text:span><text:span text:style-name="T1">/</text:span><text:span text:style-name="T2"> row.length</text:span><text:span text:style-name="T1">}</text:span><text:span text:style-name="T3">% - </text:span><text:span text:style-name="T1">${</text:span><text:span text:style-name="T7">3</text:span><text:span text:style-name="T2"> </text:span><text:span text:style-name="T1">*</text:span><text:span text:style-name="T2"> (row.length </text:span><text:span text:style-name="T1">-</text:span><text:span text:style-name="T2"> </text:span><text:span text:style-name="T7">1</text:span><text:span text:style-name="T2">) </text:span><text:span text:style-name="T1">/</text:span><text:span text:style-name="T2"> row.length</text:span><text:span text:style-name="T1">}</text:span><text:span text:style-name="T3">px)`</text:span></text:p>
      <text:p text:style-name="P1"><text:span text:style-name="T2">}</text:span><text:span text:style-name="T1">}</text:span></text:p>
      <text:p text:style-name="P5">&gt;</text:p>
      <text:p text:style-name="P1"><text:span text:style-name="T2">&lt;</text:span><text:span text:style-name="T4">Card</text:span><text:span text:style-name="T2"> </text:span><text:span text:style-name="T5">el</text:span><text:span text:style-name="T1">={</text:span><text:span text:style-name="T2">el</text:span><text:span text:style-name="T1">}</text:span><text:span text:style-name="T2"> </text:span><text:span text:style-name="T5">usuario</text:span><text:span text:style-name="T1">={</text:span><text:span text:style-name="T2">usuario</text:span><text:span text:style-name="T1">}</text:span><text:span text:style-name="T2"> </text:span><text:span text:style-name="T5">screenSize</text:span><text:span text:style-name="T1">={</text:span><text:span text:style-name="T2">screenSize</text:span><text:span text:style-name="T1">}</text:span><text:span text:style-name="T2"> /&gt;</text:span></text:p>
      <text:p text:style-name="P1"><text:span text:style-name="T2">&lt;/</text:span><text:span text:style-name="T4">Box</text:span><text:span text:style-name="T2">&gt;</text:span></text:p>
      <text:p text:style-name="P1"><text:span text:style-name="T2">))</text:span><text:span text:style-name="T1">}</text:span></text:p>
      <text:p text:style-name="P1"><text:span text:style-name="T2">&lt;/</text:span><text:span text:style-name="T4">Box</text:span><text:span text:style-name="T2">&gt;</text:span></text:p>
      <text:p text:style-name="P1"><text:span text:style-name="T2">))</text:span><text:span text:style-name="T1">}</text:span></text:p>
      <text:p text:style-name="P1">&lt;/<text:span text:style-name="T4">Box</text:span>&gt;</text:p>
      <text:p text:style-name="P1">&lt;/<text:span text:style-name="T4">Box</text:span>&gt;</text:p>
      <text:p text:style-name="P2"/>
      <text:p text:style-name="P1">&lt;<text:span text:style-name="T4">Snackbar</text:span></text:p>
      <text:p text:style-name="P1"><text:span text:style-name="T5">open</text:span><text:span text:style-name="T1">={</text:span><text:span text:style-name="T2">snackOpen</text:span><text:span text:style-name="T1">}</text:span></text:p>
      <text:p text:style-name="P1"><text:span text:style-name="T5">autoHideDuration</text:span><text:span text:style-name="T1">={</text:span><text:span text:style-name="T7">3000</text:span><text:span text:style-name="T1">}</text:span></text:p>
      <text:p text:style-name="P1"><text:span text:style-name="T5">onClose</text:span><text:span text:style-name="T1">={</text:span><text:span text:style-name="T2">() </text:span><text:span text:style-name="T4">=&gt;</text:span><text:span text:style-name="T2"> </text:span><text:span text:style-name="T5">setSnackOpen</text:span><text:span text:style-name="T2">(</text:span><text:span text:style-name="T7">false</text:span><text:span text:style-name="T2">)</text:span><text:span text:style-name="T1">}</text:span></text:p>
      <text:p text:style-name="P1"><text:span text:style-name="T5">message</text:span><text:span text:style-name="T1">=</text:span><text:span text:style-name="T3">"Orden actualizado"</text:span></text:p>
      <text:p text:style-name="P1">/&gt;</text:p>
      <text:p text:style-name="P1">&lt;/<text:span text:style-name="T4">Box</text:span>&gt;</text:p>
      <text:p text:style-name="P1">&lt;/<text:span text:style-name="T4">motion.div</text:span>&gt;</text:p>
      <text:p text:style-name="P1">);</text:p>
      <text:p text:style-name="P1">};</text:p>
      <text:p text:style-name="P6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scadia Code PL" svg:font-family="'Cascadia Code PL', Consolas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7T09:06:00.542174757</meta:creation-date>
    <dc:date>2025-08-07T12:49:40.929627446</dc:date>
    <meta:editing-duration>PT3H21M56S</meta:editing-duration>
    <meta:editing-cycles>1</meta:editing-cycles>
    <meta:document-statistic meta:table-count="0" meta:image-count="0" meta:object-count="0" meta:page-count="6" meta:paragraph-count="273" meta:word-count="879" meta:character-count="6308" meta:non-whitespace-character-count="5702"/>
    <meta:generator>LibreOffice/25.2.5.2$Linux_X86_64 LibreOffice_project/03d19516eb2e1dd5d4ccd751a0d6f35f35e08022</meta:generator>
  </office:meta>
</office:document-meta>
</file>